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6pt" officeooo:rsid="0012a1d7" officeooo:paragraph-rsid="0012a1d7" style:font-size-asian="36pt" style:font-size-complex="36pt"/>
    </style:style>
    <style:style style:name="P2" style:family="paragraph" style:parent-style-name="Standard">
      <style:text-properties fo:font-size="36pt" officeooo:rsid="0012a1d7" officeooo:paragraph-rsid="0015abca" style:font-size-asian="36pt" style:font-size-complex="36pt"/>
    </style:style>
    <style:style style:name="P3" style:family="paragraph" style:parent-style-name="Standard">
      <style:text-properties fo:font-size="36pt" officeooo:rsid="0012a1d7" officeooo:paragraph-rsid="00179a66" style:font-size-asian="36pt" style:font-size-complex="36pt"/>
    </style:style>
    <style:style style:name="P4" style:family="paragraph" style:parent-style-name="Standard">
      <style:text-properties fo:font-size="36pt" officeooo:rsid="0012a1d7" officeooo:paragraph-rsid="001992b6" style:font-size-asian="36pt" style:font-size-complex="36pt"/>
    </style:style>
    <style:style style:name="P5" style:family="paragraph" style:parent-style-name="Standard">
      <style:text-properties fo:font-size="28pt" officeooo:rsid="0012a1d7" officeooo:paragraph-rsid="0012a1d7" style:font-size-asian="28pt" style:font-size-complex="28pt"/>
    </style:style>
    <style:style style:name="P6" style:family="paragraph" style:parent-style-name="Standard">
      <style:text-properties fo:font-size="28pt" officeooo:rsid="0012a1d7" officeooo:paragraph-rsid="0011a3c6" style:font-size-asian="28pt" style:font-size-complex="28pt"/>
    </style:style>
    <style:style style:name="P7" style:family="paragraph" style:parent-style-name="Standard">
      <style:text-properties fo:font-size="28pt" officeooo:rsid="0012a1d7" officeooo:paragraph-rsid="001992b6" style:font-size-asian="28pt" style:font-size-complex="28pt"/>
    </style:style>
    <style:style style:name="P8" style:family="paragraph" style:parent-style-name="Standard">
      <style:text-properties fo:font-size="28pt" officeooo:rsid="0011a3c6" officeooo:paragraph-rsid="0011a3c6" style:font-size-asian="28pt" style:font-size-complex="28pt"/>
    </style:style>
    <style:style style:name="P9" style:family="paragraph" style:parent-style-name="Standard">
      <style:text-properties fo:font-size="28pt" officeooo:rsid="0011a3c6" officeooo:paragraph-rsid="001992b6" style:font-size-asian="28pt" style:font-size-complex="28pt"/>
    </style:style>
    <style:style style:name="P10" style:family="paragraph" style:parent-style-name="Standard">
      <style:text-properties fo:font-size="10pt" officeooo:rsid="00147417" officeooo:paragraph-rsid="00147417" style:font-size-asian="10pt" style:font-size-complex="10pt"/>
    </style:style>
    <style:style style:name="P11" style:family="paragraph" style:parent-style-name="Standard">
      <style:text-properties fo:font-size="20pt" officeooo:rsid="0012a1d7" officeooo:paragraph-rsid="0012a1d7" style:font-size-asian="20pt" style:font-size-complex="20pt"/>
    </style:style>
    <style:style style:name="P12" style:family="paragraph" style:parent-style-name="Standard">
      <style:text-properties fo:font-size="20pt" officeooo:rsid="0012a1d7" officeooo:paragraph-rsid="00179a66" style:font-size-asian="20pt" style:font-size-complex="20pt"/>
    </style:style>
    <style:style style:name="P13" style:family="paragraph" style:parent-style-name="Standard">
      <style:text-properties fo:font-size="20pt" officeooo:rsid="0012a1d7" officeooo:paragraph-rsid="001992b6" style:font-size-asian="20pt" style:font-size-complex="20pt"/>
    </style:style>
    <style:style style:name="P14" style:family="paragraph" style:parent-style-name="Standard">
      <style:text-properties fo:font-size="20pt" officeooo:rsid="0015abca" officeooo:paragraph-rsid="0015abca" style:font-size-asian="17.5pt" style:font-size-complex="20pt"/>
    </style:style>
    <style:style style:name="P15" style:family="paragraph" style:parent-style-name="Standard">
      <style:text-properties fo:font-size="20pt" officeooo:rsid="0015abca" officeooo:paragraph-rsid="001992b6" style:font-size-asian="17.5pt" style:font-size-complex="20pt"/>
    </style:style>
    <style:style style:name="P16" style:family="paragraph" style:parent-style-name="Standard">
      <style:text-properties fo:font-size="15pt" officeooo:rsid="0015abca" officeooo:paragraph-rsid="00179a66" style:font-size-asian="15pt" style:font-size-complex="15pt"/>
    </style:style>
    <style:style style:name="P17" style:family="paragraph" style:parent-style-name="Standard">
      <style:text-properties fo:font-size="15pt" officeooo:rsid="0015abca" officeooo:paragraph-rsid="001992b6" style:font-size-asian="15pt" style:font-size-complex="15pt"/>
    </style:style>
    <style:style style:name="P18" style:family="paragraph" style:parent-style-name="Standard">
      <style:text-properties fo:font-size="18pt" officeooo:rsid="0015abca" officeooo:paragraph-rsid="00179a66" style:font-size-asian="18pt" style:font-size-complex="18pt"/>
    </style:style>
    <style:style style:name="P19" style:family="paragraph" style:parent-style-name="Standard">
      <style:text-properties fo:font-size="18pt" officeooo:rsid="0015abca" officeooo:paragraph-rsid="001992b6" style:font-size-asian="18pt" style:font-size-complex="18pt"/>
    </style:style>
    <style:style style:name="T1" style:family="text">
      <style:text-properties officeooo:rsid="0012a1d7"/>
    </style:style>
    <style:style style:name="T2" style:family="text">
      <style:text-properties officeooo:rsid="0015abca"/>
    </style:style>
    <style:style style:name="T3" style:family="text">
      <style:text-properties fo:font-size="26pt" officeooo:rsid="0015abca" style:font-size-asian="26pt" style:font-size-complex="26pt"/>
    </style:style>
    <style:style style:name="T4" style:family="text">
      <style:text-properties fo:font-size="26pt" officeooo:rsid="00179a66" style:font-size-asian="26pt" style:font-size-complex="26pt"/>
    </style:style>
    <style:style style:name="T5" style:family="text">
      <style:text-properties fo:font-size="26pt" officeooo:rsid="00179a66" fo:background-color="#fff200" loext:char-shading-value="0" style:font-size-asian="26pt" style:font-size-complex="26pt"/>
    </style:style>
    <style:style style:name="T6" style:family="text">
      <style:text-properties fo:font-size="26pt" officeooo:rsid="00179a66" fo:background-color="#fff200" loext:char-shading-value="0" style:font-size-asian="26pt" style:font-size-complex="26pt"/>
    </style:style>
    <style:style style:name="T7" style:family="text">
      <style:text-properties fo:font-size="26pt" officeooo:rsid="00179a66" fo:background-color="#ffffd7" loext:char-shading-value="0" style:font-size-asian="26pt" style:font-size-complex="26pt"/>
    </style:style>
    <style:style style:name="T8" style:family="text">
      <style:text-properties fo:font-size="26pt" fo:font-weight="bold" officeooo:rsid="00179a66" style:font-size-asian="26pt" style:font-weight-asian="bold" style:font-size-complex="26pt" style:font-weight-complex="bold"/>
    </style:style>
    <style:style style:name="T9" style:family="text">
      <style:text-properties officeooo:rsid="00179a66"/>
    </style:style>
    <style:style style:name="T10" style:family="text">
      <style:text-properties fo:color="#00a933"/>
    </style:style>
    <style:style style:name="T11" style:family="text">
      <style:text-properties fo:color="#00a933" officeooo:rsid="0012a1d7"/>
    </style:style>
    <style:style style:name="T12" style:family="text">
      <style:text-properties fo:color="#00a933" fo:font-weight="bold" style:font-weight-asian="bold" style:font-weight-complex="bold"/>
    </style:style>
    <style:style style:name="T13" style:family="text">
      <style:text-properties fo:color="#00a933" fo:background-color="#ffffd7" loext:char-shading-value="0"/>
    </style:style>
    <style:style style:name="T14" style:family="text">
      <style:text-properties fo:color="#00a933" fo:background-color="#ffffd7" loext:char-shading-value="0"/>
    </style:style>
    <style:style style:name="T15" style:family="text">
      <style:text-properties fo:color="#00a933" fo:background-color="#158466" loext:char-shading-value="0"/>
    </style:style>
    <style:style style:name="T16" style:family="text">
      <style:text-properties fo:color="#00a933" officeooo:rsid="001992b6"/>
    </style:style>
    <style:style style:name="T17" style:family="text">
      <style:text-properties fo:color="#00a933" fo:font-size="26pt" officeooo:rsid="0015abca" style:font-size-asian="26pt" style:font-size-complex="26pt"/>
    </style:style>
    <style:style style:name="T18" style:family="text">
      <style:text-properties fo:color="#00a933" fo:font-size="26pt" officeooo:rsid="00179a66" style:font-size-asian="26pt" style:font-size-complex="26pt"/>
    </style:style>
    <style:style style:name="T19" style:family="text">
      <style:text-properties fo:color="#00a933" fo:font-size="26pt" fo:font-weight="bold" officeooo:rsid="00179a66" style:font-size-asian="26pt" style:font-weight-asian="bold" style:font-size-complex="2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officeooo:rsid="00179a66" style:font-size-asian="18pt" style:font-size-complex="18pt"/>
    </style:style>
    <style:style style:name="T23" style:family="text">
      <style:text-properties fo:color="#eeeeee" fo:background-color="#158466" loext:char-shading-value="0"/>
    </style:style>
    <style:style style:name="T24" style:family="text">
      <style:text-properties fo:color="#eeeeee" fo:background-color="#81d41a" loext:char-shading-value="0"/>
    </style:style>
    <style:style style:name="T25" style:family="text">
      <style:text-properties fo:color="#eeeeee" fo:background-color="#00a933" loext:char-shading-value="0"/>
    </style:style>
    <style:style style:name="T26" style:family="text">
      <style:text-properties officeooo:rsid="001992b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50"/><text:span text:style-name="T25">&lt;/&gt;Lernen</text:span></text:p>
      <text:p text:style-name="P8"/>
      <text:p text:style-name="P8"><text:s text:c="2"/>No Income in the Pandemic ?</text:p>
      <text:p text:style-name="P8"><text:s text:c="2"/>Bored with no job?</text:p>
      <text:p text:style-name="P8"/>
      <text:p text:style-name="P8"><text:span text:style-name="T1"><text:s text:c="12"/></text:span><text:span text:style-name="T11"><text:s/>Be the part of Web3.</text:span> </text:p>
      <text:p text:style-name="P6"/>
      <text:p text:style-name="P13"><text:span text:style-name="T26"><text:s text:c="3"/>L</text:span>earn <text:span text:style-name="T2">with </text:span>your Personal Coding Tutor<text:span text:style-name="T2"> </text:span>to build <text:span text:style-name="T2">for web</text:span>. </text:p>
      <text:p text:style-name="P12"/>
      <text:p text:style-name="P12"><text:span text:style-name="T2"><text:tab/><text:tab/>Our promise is to guide you from zero to pro</text:span></text:p>
      <text:p text:style-name="P11"/>
      <text:p text:style-name="P16"><text:s text:c="2"/>Spend <text:span text:style-name="T10"><text:s/></text:span><text:span text:style-name="T12">2 hours a day</text:span>, <text:span text:style-name="T9">with</text:span><text:span text:style-name="T20"> smartphone or computer at your comfort zone.</text:span></text:p>
      <text:p text:style-name="P16"><text:s text:c="14"/><text:span text:style-name="T9">(1 hour</text:span> when you wake up and <text:span text:style-name="T9">1 hour</text:span> before you go to bed <text:span text:style-name="T9">)</text:span></text:p>
      <text:p text:style-name="P2"><text:span text:style-name="T3"/></text:p>
      <text:p text:style-name="P2"><text:span text:style-name="T3"><text:tab/><text:tab/> <text:s text:c="2"/></text:span><text:span text:style-name="T8">Start </text:span><text:span text:style-name="T19">free</text:span><text:span text:style-name="T4"> for first 3 days..</text:span></text:p>
      <text:p text:style-name="P2"><text:span text:style-name="T4"><text:tab/><text:tab/>Continue just at </text:span><text:span text:style-name="T8">₹100 per day</text:span></text:p>
      <text:p text:style-name="P2"><text:span text:style-name="T3"/></text:p>
      <text:p text:style-name="P3"><text:span text:style-name="T3"><text:s text:c="22"/></text:span><text:span text:style-name="T17"><text:s text:c="2"/></text:span><text:span text:style-name="T18">Sign Up Today </text:span><text:span text:style-name="T4"><text:s text:c="2"/><text:tab/><text:tab/><text:tab/><text:tab/><text:tab/> <text:s text:c="16"/></text:span><text:span text:style-name="T7">lernen.vercel.app</text:span></text:p>
      <text:p text:style-name="P2"><text:span text:style-name="T4"/></text:p>
      <text:p text:style-name="P14"><text:s text:c="21"/><text:span text:style-name="T21"><text:s text:c="10"/></text:span><text:span text:style-name="T22">SUNDAY HOLIDAY</text:span></text:p>
      <text:p text:style-name="P18"><text:span text:style-name="T9"><text:s text:c="3"/>SHARE THIS AND INVITE YOUR FRIENDS TO JOIN YOU</text:span></text:p>
      <text:p text:style-name="P1"/>
      <text:p text:style-name="P1"/>
      <text:p text:style-name="P7"><text:s text:c="50"/><text:span text:style-name="T25">&lt;/&gt;Lernen</text:span></text:p>
      <text:p text:style-name="P9"><text:soft-page-break/></text:p>
      <text:p text:style-name="P9"><text:s text:c="2"/>No Income in the Pandemic ?</text:p>
      <text:p text:style-name="P9"><text:s text:c="2"/>Bored with no job?</text:p>
      <text:p text:style-name="P9"/>
      <text:p text:style-name="P9"><text:span text:style-name="T1"><text:s text:c="12"/></text:span><text:span text:style-name="T11"><text:s/>Be the part of Web3.</text:span> </text:p>
      <text:p text:style-name="P7"/>
      <text:p text:style-name="P13"><text:span text:style-name="T26"><text:s text:c="3"/>L</text:span>earn <text:span text:style-name="T2">with </text:span>your Personal Coding Tutor<text:span text:style-name="T2"> </text:span>to build <text:span text:style-name="T2">for web</text:span>. </text:p>
      <text:p text:style-name="P13"/>
      <text:p text:style-name="P13"><text:span text:style-name="T2"><text:tab/><text:tab/>Our promise is to guide you from zero to pro</text:span></text:p>
      <text:p text:style-name="P13"/>
      <text:p text:style-name="P17"><text:s text:c="2"/>Spend <text:span text:style-name="T10"><text:s/></text:span><text:span text:style-name="T12">2 hours a day</text:span>, <text:span text:style-name="T9">with</text:span><text:span text:style-name="T20"> smartphone or computer at your comfort zone.</text:span></text:p>
      <text:p text:style-name="P17"><text:s text:c="14"/><text:span text:style-name="T9">(1 hour</text:span> when you wake up and <text:span text:style-name="T9">1 hour</text:span> before you go to bed <text:span text:style-name="T9">)</text:span></text:p>
      <text:p text:style-name="P4"><text:span text:style-name="T3"/></text:p>
      <text:p text:style-name="P4"><text:span text:style-name="T3"><text:tab/><text:tab/> <text:s text:c="2"/></text:span><text:span text:style-name="T8">Start </text:span><text:span text:style-name="T19">free</text:span><text:span text:style-name="T4"> for first 3 days..</text:span></text:p>
      <text:p text:style-name="P4"><text:span text:style-name="T4"><text:tab/><text:tab/>Continue just at </text:span><text:span text:style-name="T8">₹100 per day</text:span></text:p>
      <text:p text:style-name="P4"><text:span text:style-name="T3"/></text:p>
      <text:p text:style-name="P4"><text:span text:style-name="T3"><text:s text:c="22"/></text:span><text:span text:style-name="T17"><text:s text:c="2"/></text:span><text:span text:style-name="T18">Sign Up Today </text:span><text:span text:style-name="T4"><text:s text:c="2"/><text:tab/><text:tab/><text:tab/><text:tab/><text:tab/> <text:s text:c="16"/></text:span><text:span text:style-name="T7">lernen.vercel.app</text:span></text:p>
      <text:p text:style-name="P4"><text:span text:style-name="T4"/></text:p>
      <text:p text:style-name="P15"><text:s text:c="21"/><text:span text:style-name="T21"><text:s text:c="10"/></text:span><text:span text:style-name="T22">SUNDAY HOLIDAY</text:span></text:p>
      <text:p text:style-name="P19"><text:span text:style-name="T9"><text:s text:c="3"/>SHARE THIS AND INVITE YOUR FRIENDS TO JOIN YOU</text:span></text:p>
      <text:p text:style-name="P4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0">Keywords</text:p>
      <text:p text:style-name="P10"/>
      <text:p text:style-name="P10">[00:04, <text:s text:c="2"/>Lost job?</text:p>
      <text:p text:style-name="P10">[00:04, <text:s text:c="2"/>No income?</text:p>
      <text:p text:style-name="P10">[00:05, <text:s text:c="2"/>Bored?</text:p>
      <text:p text:style-name="P10">[00:05, <text:s text:c="2"/>Looking for an extra income source?</text:p>
      <text:p text:style-name="P10">[00:06, <text:s text:c="2"/>No job?</text:p>
      <text:p text:style-name="P10">[00:07, <text:s text:c="2"/>Have a degree and still no job?</text:p>
      <text:p text:style-name="P10">[00:07, <text:s text:c="2"/>Prefer white color job?</text:p>
      <text:p text:style-name="P10">[00:08, <text:s text:c="2"/>Want to build your own business idea?</text:p>
      <text:p text:style-name="P10">[00:11, <text:s text:c="2"/>WEB is the future. Web3 is the next big thing. With growing popularity and need for Decentralised systems like block chain and crypto currencies the scope of Web is expanding.</text:p>
      <text:p text:style-name="P10">[00:12, <text:s text:c="2"/>We can help you to be not left out</text:p>
      <text:p text:style-name="P10">[00:12, <text:s text:c="2"/>learn with us</text:p>
      <text:p text:style-name="P10">[00:12, <text:s text:c="2"/>Learn Web development</text:p>
      <text:p text:style-name="P10">[00:13, <text:s text:c="2"/>Learn to build applications, platforms and projects</text:p>
      <text:p text:style-name="P10">[00:13, <text:s text:c="2"/>Get your personal coding tutor</text:p>
      <text:p text:style-name="P10">[00:14, <text:s text:c="2"/>We will make sure that that you become a self reliant dev</text:p>
      <text:p text:style-name="P10">[00:15, <text:s text:c="2"/>In your comfort zone</text:p>
      <text:p text:style-name="P10">[00:15, <text:s text:c="2"/>With your smartphone or laptop</text:p>
      <text:p text:style-name="P10">[00:15, <text:s text:c="2"/>Or desktop or tablet</text:p>
      <text:p text:style-name="P10">[00:16, <text:s text:c="2"/>Learn just 2hrs a day</text:p>
      <text:p text:style-name="P10">[00:16, <text:s text:c="2"/>(one when you wake up and one before you go to sleep)</text:p>
      <text:p text:style-name="P10">[00:17, <text:s text:c="2"/>Get the full experience of having a personal tech mentor</text:p>
      <text:p text:style-name="P10">[00:17, <text:s text:c="2"/>Start free for first 3 days</text:p>
      <text:p text:style-name="P10">[00:18, <text:s text:c="2"/>Continue just at ₹100 per day</text:p>
      <text:p text:style-name="P10">[00:18, <text:s text:c="2"/>And only from Monday to Fri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fo:background-color="#000000" style:writing-mode="lr-tb" draw:fill="solid" draw:fill-color="#000000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2:43:06.240977094</meta:creation-date>
    <dc:date>2021-10-22T16:58:28.750780391</dc:date>
    <meta:editing-duration>PT4M30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3" meta:paragraph-count="51" meta:word-count="365" meta:character-count="2333" meta:non-whitespace-character-count="1611"/>
  </office:meta>
</office:document-meta>
</file>